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CourierNew" svg:font-family="CourierNew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8.459cm" fo:margin-left="0.023cm" fo:margin-right="-1.482cm" table:align="margins"/>
    </style:style>
    <style:style style:name="Таблица1.A" style:family="table-column">
      <style:table-column-properties style:column-width="18.459cm" style:rel-column-width="10465*"/>
    </style:style>
    <style:style style:name="Таблица1.A1" style:family="table-cell">
      <style:table-cell-properties fo:padding="0.097cm" fo:border="0.002cm solid #000000"/>
    </style:style>
    <style:style style:name="Таблица3" style:family="table">
      <style:table-properties style:width="18.396cm" fo:margin-left="0cm" fo:margin-right="-1.395cm" table:align="margins" fo:background-color="#ffffff">
        <style:background-image/>
      </style:table-properties>
    </style:style>
    <style:style style:name="Таблица3.A" style:family="table-column">
      <style:table-column-properties style:column-width="12.27cm" style:rel-column-width="6956*"/>
    </style:style>
    <style:style style:name="Таблица3.B" style:family="table-column">
      <style:table-column-properties style:column-width="3.357cm" style:rel-column-width="1903*"/>
    </style:style>
    <style:style style:name="Таблица3.C" style:family="table-column">
      <style:table-column-properties style:column-width="2.769cm" style:rel-column-width="1570*"/>
    </style:style>
    <style:style style:name="Таблица3.A1" style:family="table-cell">
      <style:table-cell-properties style:vertical-align="middle" fo:padding="0.049cm" fo:border="none"/>
    </style:style>
    <style:style style:name="Таблица2" style:family="table">
      <style:table-properties style:width="18.404cm" fo:margin-left="0cm" fo:margin-right="-1.404cm" table:align="margins" fo:background-color="#ffffff">
        <style:background-image/>
      </style:table-properties>
    </style:style>
    <style:style style:name="Таблица2.A" style:family="table-column">
      <style:table-column-properties style:column-width="12.27cm" style:rel-column-width="6956*"/>
    </style:style>
    <style:style style:name="Таблица2.B" style:family="table-column">
      <style:table-column-properties style:column-width="3.353cm" style:rel-column-width="1901*"/>
    </style:style>
    <style:style style:name="Таблица2.C" style:family="table-column">
      <style:table-column-properties style:column-width="2.782cm" style:rel-column-width="1577*"/>
    </style:style>
    <style:style style:name="Таблица2.A1" style:family="table-cell">
      <style:table-cell-properties style:vertical-align="middle" fo:padding="0.049cm" fo:border="none"/>
    </style:style>
    <style:style style:name="Таблица2.B2" style:family="table-cell">
      <style:table-cell-properties style:vertical-align="" fo:padding="0.049cm" fo:border="none"/>
    </style:style>
    <style:style style:name="P1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paragraph-properties fo:margin-top="0cm" fo:margin-bottom="0.499cm" fo:padding="0.049cm" fo:border="0.002cm solid #000000"/>
    </style:style>
    <style:style style:name="P5" style:family="paragraph" style:parent-style-name="Table_20_Contents">
      <style:paragraph-properties fo:margin-top="0cm" fo:margin-bottom="0.499cm" fo:padding="0.049cm" fo:border="0.002cm solid #000000"/>
      <style:text-properties style:font-name="Consolas" fo:font-size="10pt"/>
    </style:style>
    <style:style style:name="P6" style:family="paragraph" style:parent-style-name="Text_20_body">
      <style:text-properties fo:background-color="#ffffff"/>
    </style:style>
    <style:style style:name="P7" style:family="paragraph" style:parent-style-name="Text_20_body">
      <style:paragraph-properties fo:text-align="center" style:justify-single-word="false"/>
      <style:text-properties style:font-name="TimesNewRomanPSMT" fo:font-size="12pt" fo:background-color="#ffffff"/>
    </style:style>
    <style:style style:name="P8" style:family="paragraph" style:parent-style-name="Text_20_body">
      <style:text-properties style:font-name="TimesNewRomanPSMT" fo:font-size="14pt" fo:background-color="#ffffff"/>
    </style:style>
    <style:style style:name="P9" style:family="paragraph" style:parent-style-name="Text_20_body">
      <style:paragraph-properties fo:text-align="center" style:justify-single-word="false"/>
      <style:text-properties style:font-name="TimesNewRomanPS" fo:font-size="14pt" fo:font-weight="bold" fo:background-color="#ffffff"/>
    </style:style>
    <style:style style:name="T1" style:family="text">
      <style:text-properties fo:color="#7c0054" style:font-name="CourierNew" fo:font-size="12pt" fo:font-weight="bold"/>
    </style:style>
    <style:style style:name="T2" style:family="text">
      <style:text-properties fo:color="#7c0054" style:font-name="CourierNew" fo:font-size="11pt" fo:font-weight="bold"/>
    </style:style>
    <style:style style:name="T3" style:family="text">
      <style:text-properties style:font-name="CourierNew" fo:font-size="12pt"/>
    </style:style>
    <style:style style:name="T4" style:family="text">
      <style:text-properties style:font-name="CourierNew"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Задание 3. Ссылки на коллекции </text:p>
            <text:p text:style-name="P8">Определена иерархия классов </text:p>
            <text:p text:style-name="P6"><text:span text:style-name="T1">class </text:span><text:span text:style-name="T3">MedicalStaff{} </text:span></text:p>
            <text:p text:style-name="P6"><text:span text:style-name="T1">class </text:span><text:span text:style-name="T3">Doctor </text:span><text:span text:style-name="T1">extends </text:span><text:span text:style-name="T3">MedicalStaff{} </text:span></text:p>
            <text:p text:style-name="P6"><text:span text:style-name="T1">class </text:span><text:span text:style-name="T3">Nurse </text:span><text:span text:style-name="T1">extends </text:span><text:span text:style-name="T3">MedicalStaff{} </text:span></text:p>
            <text:p text:style-name="P6"><text:span text:style-name="T1">class </text:span><text:span text:style-name="T3">HeadDoctor </text:span><text:span text:style-name="T1">extends </text:span><text:span text:style-name="T3">Doctor{} </text:span></text:p>
            <text:p text:style-name="P8">Укажите корректные и некорректные операторы. Дайте ответу пояснение. </text:p>
            <text:p text:style-name="P7"/>
            <text:p text:style-name="P1"/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5">correct </text:p>
          </table:table-cell>
          <table:table-cell table:style-name="Таблица2.A1" office:value-type="string">
            <text:p text:style-name="P5">not correct </text:p>
          </table:table-cell>
        </table:table-row>
        <table:table-row>
          <table:table-cell table:style-name="Таблица2.A1" office:value-type="string">
            <text:p text:style-name="P4"><text:span text:style-name="T4">Doctor doctor1 = </text:span><text:span text:style-name="T2">new </text:span><text:span text:style-name="T4">Doctor(); </text:span></text:p>
          </table:table-cell>
          <table:table-cell table:style-name="Таблица2.B2" office:value-type="string">
            <text:p text:style-name="P3">Да, так как это обыкновенное создание экземпляра класса.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4"><text:span text:style-name="T4">Doctor doctor2 = </text:span><text:span text:style-name="T2">new </text:span><text:span text:style-name="T4">MedicalStaff(); </text:span>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>Нет, так как предок не может реализовывать класс родителя, не соблюдается иерархия наследования</text:p>
          </table:table-cell>
        </table:table-row>
        <table:table-row>
          <table:table-cell table:style-name="Таблица2.A1" office:value-type="string">
            <text:p text:style-name="P4"><text:span text:style-name="T4">Doctor doctor3 = </text:span><text:span text:style-name="T2">new </text:span><text:span text:style-name="T4">HeadDoctor(); </text:span></text:p>
          </table:table-cell>
          <table:table-cell table:style-name="Таблица2.B2" office:value-type="string">
            <text:p text:style-name="P3">Да, так как headdoctor являетс наследником doktor и он расширяет функциональность этого класса.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4"><text:span text:style-name="T4">Object object1 = </text:span><text:span text:style-name="T2">new </text:span><text:span text:style-name="T4">HeadDoctor(); </text:span></text:p>
          </table:table-cell>
          <table:table-cell table:style-name="Таблица2.B2" office:value-type="string">
            <text:p text:style-name="P3">Да, так как опять же соблюдается иерархия классов, так как object → medicalstuff → <text:s/>doctor → headdoctor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4"><text:span text:style-name="T4">HeadDoctor doctor5 = </text:span><text:span text:style-name="T2">new </text:span><text:span text:style-name="T4">Object(); </text:span>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>Нет, так как предок не может реализовывать класс родителя, не соблюдается иерархия наследования</text:p>
          </table:table-cell>
        </table:table-row>
        <table:table-row>
          <table:table-cell table:style-name="Таблица2.A1" office:value-type="string">
            <text:p text:style-name="P4"><text:span text:style-name="T4">Doctor doctor6 = </text:span><text:span text:style-name="T2">new </text:span><text:span text:style-name="T4">Nurse(); </text:span>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>Нет, так как нет прямого наследования</text:p>
          </table:table-cell>
        </table:table-row>
        <table:table-row>
          <table:table-cell table:style-name="Таблица2.A1" office:value-type="string">
            <text:p text:style-name="P4"><text:span text:style-name="T4">Nurse nurse = </text:span><text:span text:style-name="T2">new </text:span><text:span text:style-name="T4">Doctor(); </text:span>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>Нет, так как нет прямого наследования</text:p>
          </table:table-cell>
        </table:table-row>
        <table:table-row>
          <table:table-cell table:style-name="Таблица2.A1" office:value-type="string">
            <text:p text:style-name="P4"><text:span text:style-name="T4">Object object2 = </text:span><text:span text:style-name="T2">new </text:span><text:span text:style-name="T4">Nurse(); </text:span></text:p>
          </table:table-cell>
          <table:table-cell table:style-name="Таблица2.B2" office:value-type="string">
            <text:p text:style-name="P3">Да, так как опять же соблюдается иерархия классов, так как object → medicalstuff → <text:s/>nurse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2"/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4"><text:span text:style-name="T4">List&lt;Doctor&gt; list1= </text:span><text:span text:style-name="T2">new </text:span><text:span text:style-name="T4">ArrayList&lt;Doctor&gt;(); </text:span></text:p>
          </table:table-cell>
          <table:table-cell table:style-name="Таблица2.B2" office:value-type="string">
            <text:p text:style-name="P3">Да, иерархия классов соблюдается, <text:s text:c="2"/>возвращаемый тип совпадает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1" office:value-type="string">
            <text:p text:style-name="P4"><text:span text:style-name="T4">List&lt;MedicalStaff&gt; list2 = </text:span><text:span text:style-name="T2">new </text:span><text:span text:style-name="T4">ArrayList&lt;Doctor&gt;(); </text:span></text:p>
          </table:table-cell>
          <table:table-cell table:style-name="Таблица2.B2" office:value-type="string">
            <text:p text:style-name="P3"/>
          </table:table-cell>
          <table:table-cell table:style-name="Таблица2.B2" office:value-type="string">
            <text:p text:style-name="P3">Нет, так как List содержит данные типа medicalStuff, а не doctor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4"><text:span text:style-name="T4">List&lt;Doctor&gt; list3 = </text:span><text:span text:style-name="T2">new </text:span><text:span text:style-name="T4">ArrayList&lt;MedicalStaff&gt;(); </text:span><text:soft-page-break/>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>Нет, так как List <text:soft-page-break/>содержит данные типа doctor , а не medicalStuff,</text:p>
          </table:table-cell>
        </table:table-row>
        <table:table-row>
          <table:table-cell table:style-name="Таблица3.A1" office:value-type="string">
            <text:p text:style-name="P4"><text:span text:style-name="T4">List&lt;Object&gt; list4 = </text:span><text:span text:style-name="T2">new </text:span><text:span text:style-name="T4">ArrayList&lt;Doctor&gt;(); </text:span></text:p>
          </table:table-cell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3">Нет, так как List содержит данные типа object , а не doctor</text:p>
          </table:table-cell>
        </table:table-row>
        <table:table-row>
          <table:table-cell table:style-name="Таблица3.A1" office:value-type="string">
            <text:p text:style-name="P4"><text:span text:style-name="T4">List&lt;Object&gt; list5 = </text:span><text:span text:style-name="T2">new </text:span><text:span text:style-name="T4">ArrayList&lt;Object&gt;(); </text:span></text:p>
          </table:table-cell>
          <table:table-cell table:style-name="Таблица3.A1" office:value-type="string">
            <text:p text:style-name="P3">Да, иерархия классов соблюдается, <text:s text:c="2"/>возвращаемый тип совпадает</text:p>
          </table:table-cell>
          <table:table-cell table:style-name="Таблица3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CourierNew" svg:font-family="CourierNew"/>
    <style:font-face style:name="TimesNewRomanPS" svg:font-family="TimesNewRomanPS"/>
    <style:font-face style:name="TimesNewRomanPSMT" svg:font-family="TimesNewRomanPS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иктор Юрзанов</meta:initial-creator>
    <meta:creation-date>2018-04-08T13:45:07</meta:creation-date>
    <dc:date>2018-04-08T20:28:37</dc:date>
    <dc:creator>Виктор Юрзанов</dc:creator>
    <meta:editing-duration>PT4H17M17S</meta:editing-duration>
    <meta:editing-cycles>5</meta:editing-cycles>
    <meta:generator>OpenOffice/4.1.1$Unix OpenOffice.org_project/411m6$Build-9775</meta:generator>
    <meta:document-statistic meta:table-count="3" meta:image-count="0" meta:object-count="0" meta:page-count="2" meta:paragraph-count="35" meta:word-count="237" meta:character-count="1697"/>
  </office:meta>
</office:document-meta>
</file>